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466cm"/>
    </style:style>
    <style:style style:name="ESS_5f_SKILL.B" style:display-name="ESS_SKILL.B" style:family="table-column">
      <style:table-column-properties style:column-width="8.874cm"/>
    </style:style>
    <style:style style:name="ESS_5f_SKILL.C" style:display-name="ESS_SKILL.C" style:family="table-column">
      <style:table-column-properties style:column-width="2.619cm"/>
    </style:style>
    <style:style style:name="ESS_5f_SKILL.D" style:display-name="ESS_SKILL.D" style:family="table-column">
      <style:table-column-properties style:column-width="3.949cm"/>
    </style:style>
    <style:style style:name="ESS_5f_SKILL.1" style:display-name="ESS_SKILL.1" style:family="table-row">
      <style:table-row-properties style:min-row-height="1.012cm" style:keep-together="true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ESS_5f_SKILL.C1" style:display-name="ESS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ESS_5f_SKILL.2" style:display-name="ESS_SKILL.2" style:family="table-row">
      <style:table-row-properties style:keep-together="true"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NICE_5f_TO_5f_HAVE_5f_SKILL_5f_TEXT" style:display-name="NICE_TO_HAVE_SKILL_TEXT" style:family="table">
      <style:table-properties style:width="15.909cm" fo:margin-left="-0.97cm" fo:margin-top="0cm" fo:margin-bottom="0cm" table:align="left" style:writing-mode="lr-tb"/>
    </style:style>
    <style:style style:name="NICE_5f_TO_5f_HAVE_5f_SKILL_5f_TEXT.A" style:display-name="NICE_TO_HAVE_SKILL_TEXT.A" style:family="table-column">
      <style:table-column-properties style:column-width="15.909cm"/>
    </style:style>
    <style:style style:name="NICE_5f_TO_5f_HAVE_5f_SKILL_5f_TEXT.A1" style:display-name="NICE_TO_HAVE_SKILL_TEXT.A1" style:family="table-cell">
      <style:table-cell-properties fo:padding-left="0.191cm" fo:padding-right="0.191cm" fo:padding-top="0cm" fo:padding-bottom="0cm" fo:border="0.018cm solid #000000" style:writing-mode="lr-tb"/>
    </style:style>
    <style:style style:name="NICE_5f_TO_5f_HAVE_5f_SKILL_5f_TEXT.2" style:display-name="NICE_TO_HAVE_SKILL_TEXT.2" style:family="table-row">
      <style:table-row-properties style:min-row-height="2.942cm" style:use-optimal-row-height="false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7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23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24" style:family="paragraph" style:parent-style-name="Standard">
      <style:paragraph-properties fo:orphans="0" fo:widows="0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6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7" style:family="text">
      <style:text-properties fo:color="#000000" fo:font-weight="bold" style:font-weight-asian="bold" style:font-size-complex="12.5pt" style:font-weight-complex="bold" loext:opacity="100%"/>
    </style:style>
    <style:style style:name="T8" style:family="text">
      <style:text-properties fo:color="#000000" loext:opacity="100%" loext:padding="0cm" loext:border="none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12" style:family="text">
      <style:text-properties fo:color="#5b9bd5" fo:font-weight="bold" style:font-weight-asian="bol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8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22">«Insert Name of Buyer»<text:bookmark-end text:name="_Hlk96322841"/><text:bookmark text:name="_Hlk96322526"/></text:p>
      <text:p text:style-name="P5"/>
      <text:p text:style-name="P9"/>
      <text:p text:style-name="P11"/>
      <text:p text:style-name="P11"/>
      <text:p text:style-name="P12">If you wish to participate in this procurement you must respond to the Essential and Nice-to-have criteria. You must also confirm when you can start work.</text:p>
      <text:p text:style-name="P12"/>
      <text:p text:style-name="P12">You should use this template to complete your response to the questions below. Any other template used may not be accepted.</text:p>
      <text:p text:style-name="P12"/>
      <text:p text:style-name="P10"><text:span text:style-name="T10">Responses will be evaluated and scored using the scoring method detailed in the Statement of Requirements </text:span><text:span text:style-name="T11">(Attachment 1 in the bid pack).</text:span></text:p>
      <text:p text:style-name="P12"/>
      <text:p text:style-name="P10"><text:span text:style-name="T10">Responses must be uploaded by the closing date for applications </text:span><text:span text:style-name="T4">«Insert Time, Date, Month, Year of #4».</text:span></text:p>
      <text:p text:style-name="P13"/>
      <text:p text:style-name="P13">Responses must be made in English. If you exceed the 750 character count (including spaces) in any response to a question, your application may be considered non-compliant and rejected.</text:p>
      <text:p text:style-name="P13"/>
      <text:p text:style-name="P16">Latest start date</text:p>
      <text:p text:style-name="P13"/>
      <text:p text:style-name="P10"><text:span text:style-name="T10">The buyer needs the supplier to start work: </text:span><text:span text:style-name="T4">«Project_Start_Date»</text:span></text:p>
      <text:p text:style-name="P13"/>
      <text:p text:style-name="P13">Confirm the earliest date you can start work: DD/MM/YYYY</text:p>
      <text:p text:style-name="P13"/>
      <text:p text:style-name="P16">Essential skills and experience<text:line-break/></text:p>
      <text:p text:style-name="P13">You must be able to respond to all Essential skills and experience for your application to be considered.</text:p>
      <text:p text:style-name="P13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7">#</text:p>
          </table:table-cell>
          <table:table-cell table:style-name="ESS_5f_SKILL.A1" office:value-type="string">
            <text:p text:style-name="P8">Question</text:p>
          </table:table-cell>
          <table:table-cell table:style-name="ESS_5f_SKILL.C1" office:value-type="string">
            <text:p text:style-name="P8">Weighting %</text:p>
          </table:table-cell>
          <table:table-cell table:style-name="ESS_5f_SKILL.A1" office:value-type="string">
            <text:p text:style-name="P4">Supplier Response (max 750 characters including spaces)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6"><text:span text:style-name="T7">«Insert_</text:span><text:span text:style-name="T4">Technical_Comp_Ess_Skill_Descrip_#</text:span><text:span text:style-name="T7">»</text:span><text:span text:style-name="T12"><text:line-break/></text:span></text:p>
            <text:p text:style-name="P6"/>
          </table:table-cell>
          <table:table-cell table:style-name="ESS_5f_SKILL.C1" office:value-type="string">
            <text:p text:style-name="P6"><text:span text:style-name="T7">«Insert_</text:span><text:span text:style-name="T4">Technical_Comp_Ess_Skill_Weight_#</text:span><text:span text:style-name="T7">»</text:span></text:p>
          </table:table-cell>
          <table:table-cell table:style-name="ESS_5f_SKILL.A1" office:value-type="string">
            <text:p text:style-name="P6"/>
          </table:table-cell>
        </table:table-row>
      </table:table>
      <text:p text:style-name="P14"/>
      <text:p text:style-name="P14"/>
      <text:p text:style-name="P14"/>
      <text:p text:style-name="P16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7">#</text:p>
          </table:table-cell>
          <table:table-cell table:style-name="NICE_5f_TO_5f_HAVE_5f_SKILL.A1" office:value-type="string">
            <text:p text:style-name="P8">Question</text:p>
          </table:table-cell>
          <table:table-cell table:style-name="NICE_5f_TO_5f_HAVE_5f_SKILL.A1" office:value-type="string">
            <text:p text:style-name="P8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Descrip_conditional_#</text:span><text:span text:style-name="T7">»</text:span><text:span text:style-name="T12"><text:line-break/></text:span></text:p>
            <text:p text:style-name="P6"/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Weight#_co</text:span><text:soft-page-break/><text:span text:style-name="T4">nditional_#</text:span><text:span text:style-name="T7">»</text:span></text:p>
          </table:table-cell>
        </table:table-row>
      </table:table>
      <table:table table:name="NICE_TO_HAVE_SKILL_TEXT" table:style-name="NICE_5f_TO_5f_HAVE_5f_SKILL_5f_TEXT">
        <table:table-column table:style-name="NICE_5f_TO_5f_HAVE_5f_SKILL_5f_TEXT.A"/>
        <table:table-row>
          <table:table-cell table:style-name="NICE_5f_TO_5f_HAVE_5f_SKILL_5f_TEXT.A1" office:value-type="string">
            <text:p text:style-name="P4">Supplier Response to be inserted in the text box below: </text:p>
            <text:p text:style-name="P4">(max 750 characters including spaces)</text:p>
          </table:table-cell>
        </table:table-row>
        <table:table-row table:style-name="NICE_5f_TO_5f_HAVE_5f_SKILL_5f_TEXT.2">
          <table:table-cell table:style-name="NICE_5f_TO_5f_HAVE_5f_SKILL_5f_TEXT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Provisional procurement timelin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Activity</text:p>
          </table:table-cell>
          <table:table-cell table:style-name="Table3.A1" office:value-type="string">
            <text:p text:style-name="P19">Date</text:p>
          </table:table-cell>
        </table:table-row>
        <table:table-row table:style-name="Table3.1">
          <table:table-cell table:style-name="Table3.A1" office:value-type="string">
            <text:p text:style-name="P20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1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1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1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0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0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0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0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0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0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0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0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0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19</meta:editing-cycles>
    <meta:creation-date>2022-10-11T10:45:00</meta:creation-date>
    <dc:date>2025-05-12T17:30:31</dc:date>
    <meta:editing-duration>PT10M31S</meta:editing-duration>
    <meta:generator>OpenOffice/4.1.15$Unix OpenOffice.org_project/4115m2$Build-9813</meta:generator>
    <meta:document-statistic meta:table-count="4" meta:image-count="0" meta:object-count="0" meta:page-count="3" meta:paragraph-count="68" meta:word-count="405" meta:character-count="2784"/>
    <meta:user-defined meta:name="AppVersion">16.0000</meta:user-defined>
    <meta:template xlink:type="simple" xlink:actuate="onRequest" xlink:title="Normal" xlink:href=""/>
  </office:meta>
</office:document-meta>
</file>